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3F00000315B14716C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13cm" svg:height="17.271cm" svg:x="5.715cm" svg:y="0.255cm">
          <draw:image xlink:href="Pictures/100000000000043F00000315B14716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8cm" fo:text-indent="0cm"/>
      <style:text-properties fo:font-size="2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3cm" fo:text-indent="0cm"/>
      <style:text-properties fo:font-size="20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8cm" fo:text-indent="0cm"/>
      <style:text-properties fo:font-size="16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32.003cm" svg:height="2.969cm" svg:x="1.778cm" svg:y="0.708cm" presentation:class="title" presentation:placeholder="true">
        <draw:text-box/>
      </draw:frame>
      <draw:frame presentation:style-name="Default-outline1" draw:layer="backgroundobjects" svg:width="32.003cm" svg:height="10.312cm" svg:x="1.778cm" svg:y="4.16cm" presentation:class="outline" presentation:placeholder="true">
        <draw:text-box/>
      </draw:frame>
      <draw:frame presentation:style-name="Mpr1" draw:text-style-name="MP1" draw:layer="backgroundobjects" svg:width="8.285cm" svg:height="1.226cm" svg:x="1.778cm" svg:y="16.1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1.271cm" svg:height="1.226cm" svg:x="12.16cm" svg:y="16.197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285cm" svg:height="1.226cm" svg:x="25.495cm" svg:y="16.19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6-10-18T11:07:09.134522836</dc:date>
    <meta:editing-duration>PT36M26S</meta:editing-duration>
    <meta:editing-cycles>29</meta:editing-cycles>
    <meta:generator>LibreOffice/4.2.8.2$Linux_X86_64 LibreOffice_project/420m0$Build-2</meta:generator>
    <meta:document-statistic meta:object-count="24"/>
  </office:meta>
</office:document-meta>
</file>